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textarea-horizontal-align="justify" draw:textarea-vertical-align="middle" draw:auto-grow-height="false" fo:min-height="3.112cm" fo:min-width="9.406cm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 fo:min-height="1.119cm" fo:min-width="2.407cm"/>
    </style:style>
    <style:style style:name="gr4" style:family="graphic" style:parent-style-name="standard">
      <style:graphic-properties draw:stroke="none" svg:stroke-color="#000000" draw:fill="none" draw:fill-color="#ffffff" fo:min-height="0.981cm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1.119cm" fo:min-width="2.409cm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262cm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4.26cm"/>
    </style:style>
    <style:style style:name="gr8" style:family="graphic" style:parent-style-name="standard">
      <style:graphic-properties draw:textarea-horizontal-align="justify" draw:textarea-vertical-align="middle" draw:auto-grow-height="false" fo:min-height="3.605cm" fo:min-width="8.924cm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 fo:min-height="0.936cm" fo:min-width="3.757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0.936cm" fo:min-width="3.756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929cm" fo:min-width="3.58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6.895cm" fo:min-width="15.75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1.397cm" svg:x="6.588cm" svg:y="2.397cm">
          <draw:text-box>
            <text:p text:style-name="P1"><text:s/><text:span text:style-name="T1">Simulador</text:span></text:p>
          </draw:text-box>
        </draw:frame>
        <draw:g xml:id="id2" draw:id="id2">
          <draw:g>
            <draw:custom-shape draw:style-name="gr2" draw:text-style-name="P1" draw:layer="layout" svg:width="10.268cm" svg:height="3.724cm" svg:x="5.426cm" svg:y="9.00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3.055cm" svg:height="1.517cm" svg:x="9.025cm" svg:y="9.444cm">
              <text:p text:style-name="P2"><text:span text:style-name="T2">Piloto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5.58cm" svg:height="1.231cm" svg:x="7.6cm" svg:y="11.423cm">
              <draw:text-box>
                <text:p text:style-name="P3"><text:span text:style-name="T3">Aeronave</text:span></text:p>
              </draw:text-box>
            </draw:frame>
            <draw:custom-shape draw:style-name="gr5" draw:text-style-name="P2" draw:layer="layout" svg:width="3.057cm" svg:height="1.517cm" svg:x="5.801cm" svg:y="9.444cm">
              <text:p text:style-name="P2"><text:span text:style-name="T2">Radio </text:span></text:p>
              <text:p text:style-name="P2"><text:span text:style-name="T2">(in / out)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3.055cm" svg:height="1.517cm" svg:x="12.251cm" svg:y="9.444cm">
              <text:p text:style-name="P2"><text:span text:style-name="T2">Cinemática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" draw:text-style-name="P4" xml:id="id5" draw:id="id5" draw:layer="layout" svg:width="4.922cm" svg:height="1.642cm" svg:x="5.249cm" svg:y="14.435cm">
          <text:p text:style-name="P4"><text:span text:style-name="T4">Ataques </text:span></text:p>
          <text:p text:style-name="P4"><text:span text:style-name="T4">(Script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3" draw:id="id3" draw:layer="layout" svg:width="4.922cm" svg:height="1.642cm" svg:x="10.611cm" svg:y="14.421cm">
          <text:p text:style-name="P4"><text:span text:style-name="T4">IAMODE </text:span></text:p>
          <text:p text:style-name="P4"><text:span text:style-name="T4">(Multilateração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" draw:id="id1" draw:layer="layout" svg:width="4.92cm" svg:height="1.642cm" svg:x="13.841cm" svg:y="17.159cm">
          <text:p text:style-name="P4"><text:span text:style-name="T4">Controlad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8" draw:text-style-name="P1" draw:layer="layout" svg:width="9.84cm" svg:height="4.271cm" svg:x="5.285cm" svg:y="20.224cm">
            <text:p text:style-name="P1">COR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4.385cm" svg:height="1.314cm" svg:x="5.713cm" svg:y="22.853cm">
            <text:p text:style-name="P2"><text:span text:style-name="T2">Cenário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4.385cm" svg:height="1.314cm" svg:x="10.418cm" svg:y="22.853cm">
            <text:p text:style-name="P2"><text:span text:style-name="T2">Eman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4.384cm" svg:height="1.314cm" svg:x="8.067cm" svg:y="20.553cm">
            <text:p text:style-name="P2"><text:span text:style-name="T2">Serviço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" draw:layer="layout" svg:x1="16.301cm" svg:y1="17.159cm" svg:x2="15.694cm" svg:y2="10.863cm" draw:start-shape="id1" draw:start-glue-point="0" draw:end-shape="id2" draw:end-glue-point="1" svg:d="M16301 17159v-6296h-607" svg:viewBox="0 0 608 6297">
          <text:p/>
        </draw:connector>
        <draw:connector draw:style-name="gr11" draw:text-style-name="P1" draw:layer="layout" svg:x1="13.072cm" svg:y1="16.063cm" svg:x2="10.205cm" svg:y2="20.224cm" draw:start-shape="id3" draw:end-shape="id4" svg:d="M13072 16063v2081h-2867v2080" svg:viewBox="0 0 2868 4162">
          <text:p/>
        </draw:connector>
        <draw:connector draw:style-name="gr11" draw:text-style-name="P1" draw:layer="layout" svg:x1="5.426cm" svg:y1="10.863cm" svg:x2="5.285cm" svg:y2="22.359cm" draw:start-shape="id2" draw:end-shape="id4" draw:end-glue-point="3" svg:d="M5426 10863h-642v11496h501" svg:viewBox="0 0 643 11497">
          <text:p/>
        </draw:connector>
        <draw:connector draw:style-name="gr11" draw:text-style-name="P1" draw:layer="layout" svg:x1="7.71cm" svg:y1="16.077cm" svg:x2="10.205cm" svg:y2="20.224cm" draw:start-shape="id5" draw:end-shape="id4" svg:d="M7710 16077v2074h2495v2073" svg:viewBox="0 0 2496 4148">
          <text:p/>
        </draw:connector>
        <draw:connector draw:style-name="gr11" draw:text-style-name="P1" draw:layer="layout" svg:x1="10.205cm" svg:y1="20.224cm" svg:x2="16.301cm" svg:y2="18.801cm" draw:start-shape="id4" draw:end-shape="id1" svg:d="M10205 20224v-711h6096v-712" svg:viewBox="0 0 6097 1424">
          <text:p/>
        </draw:connector>
        <draw:custom-shape draw:style-name="gr12" draw:text-style-name="P1" xml:id="id6" draw:id="id6" draw:layer="layout" svg:width="4.318cm" svg:height="2.413cm" svg:x="2.913cm" svg:y="4.783cm">
          <text:p text:style-name="P1">GU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4.318cm" svg:height="2.413cm" svg:x="14.843cm" svg:y="4.81cm">
          <text:p text:style-name="P1">Sagitári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7.231cm" svg:y1="5.989cm" svg:x2="7.231cm" svg:y2="5.989cm" draw:start-shape="id6" draw:end-shape="id6" svg:d="M7231 5989z" svg:viewBox="0 0 1 1">
          <text:p/>
        </draw:connector>
        <draw:custom-shape draw:style-name="gr13" draw:text-style-name="P1" xml:id="id7" draw:id="id7" draw:layer="layout" svg:width="16.256cm" svg:height="17.145cm" svg:x="2.95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.072cm" svg:y1="7.196cm" svg:x2="11.087cm" svg:y2="8.493cm" draw:start-shape="id6" draw:end-shape="id7" svg:d="M5072 7196v648h6015v649" svg:viewBox="0 0 6016 1298">
          <text:p/>
        </draw:connector>
        <draw:connector draw:style-name="gr14" draw:text-style-name="P1" draw:layer="layout" svg:x1="11.087cm" svg:y1="8.493cm" svg:x2="17.002cm" svg:y2="7.223cm" draw:start-shape="id7" draw:end-shape="id8" svg:d="M11087 8493v-635h5915v-635" svg:viewBox="0 0 5916 1271">
          <text:p/>
        </draw:connector>
        <draw:frame draw:style-name="gr15" draw:text-style-name="P1" draw:layer="layout" svg:width="6.35cm" svg:height="0.962cm" svg:x="12.811cm" svg:y="24.749cm">
          <draw:text-box>
            <text:p text:style-name="P1">Novo C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erson Souza</meta:initial-creator>
    <meta:creation-date>2017-03-13T11:22:21.976342307</meta:creation-date>
    <dc:date>2017-03-13T13:07:57.234884198</dc:date>
    <dc:creator>Jeferson Souza</dc:creator>
    <meta:editing-duration>PT29M26S</meta:editing-duration>
    <meta:editing-cycles>8</meta:editing-cycles>
    <meta:generator>LibreOffice/4.3.3.2$Linux_X86_64 LibreOffice_project/430m0$Build-2</meta:generator>
    <meta:document-statistic meta:object-count="28"/>
  </office:meta>
</office:document-meta>
</file>